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916" officeooo:paragraph-rsid="00110916"/>
    </style:style>
    <style:style style:name="P2" style:family="paragraph" style:parent-style-name="Standard" style:list-style-name="L1">
      <style:text-properties officeooo:rsid="00110916" officeooo:paragraph-rsid="00110916"/>
    </style:style>
    <style:style style:name="P3" style:family="paragraph" style:parent-style-name="Standard" style:list-style-name="L1">
      <style:text-properties fo:font-weight="bold" officeooo:rsid="00110916" officeooo:paragraph-rsid="00110916" style:font-weight-asian="bold" style:font-weight-complex="bold"/>
    </style:style>
    <style:style style:name="T1" style:family="text">
      <style:text-properties officeooo:rsid="001308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ie Gardens Prep</text:p>
      <text:list xml:id="list932236557" text:style-name="L1">
        <text:list-header>
          <text:p text:style-name="P2"/>
        </text:list-header>
        <text:list-item>
          <text:p text:style-name="P2">set up CBS tasks</text:p>
        </text:list-item>
        <text:list-item>
          <text:p text:style-name="P2">ipads &amp; chargers</text:p>
        </text:list-item>
        <text:list-item>
          <text:p text:style-name="P2">put together binder</text:p>
          <text:list>
            <text:list-item>
              <text:p text:style-name="P2">print ethics<text:span text:style-name="T1">o</text:span></text:p>
            </text:list-item>
            <text:list-item>
              <text:p text:style-name="P2">List of participant IDs, dates, times</text:p>
            </text:list-item>
            <text:list-item>
              <text:p text:style-name="P2">questionnaires</text:p>
            </text:list-item>
            <text:list-item>
              <text:p text:style-name="P2">debriefing forms</text:p>
            </text:list-item>
            <text:list-item>
              <text:p text:style-name="P3">raffle tickets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8-01-24T10:14:19.659967825</meta:creation-date>
    <dc:date>2018-02-01T13:36:11.787000000</dc:date>
    <meta:editing-duration>PT41M26S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0" meta:word-count="35" meta:character-count="175" meta:non-whitespace-character-count="158"/>
  </office:meta>
</office:document-meta>
</file>